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d'avancement de thèse</text:p>
      <text:p text:style-name="Standard"/>
      <text:p text:style-name="Standard"><text:span text:style-name="T1">Nom </text:span>: Viguier</text:p>
      <text:p text:style-name="Standard"><text:span text:style-name="T1">Prénom </text:span>: Clément</text:p>
      <text:p text:style-name="Standard"><text:span text:style-name="T1">Centre </text:span>: ISRTEA Grenoble</text:p>
      <text:p text:style-name="Standard"><text:span text:style-name="T1">Unité </text:span>: EMGR</text:p>
      <text:p text:style-name="Standard"><text:span text:style-name="T1">Equipe </text:span>: Edge</text:p>
      <text:p text:style-name="Standard"><text:span text:style-name="T1">Directeur </text:span>: Björn Reineking</text:p>
      <text:p text:style-name="Standard"/>
      <text:p text:style-name="Standard"><text:span text:style-name="T1">Date</text:span> : 29/05/2018</text:p>
      <text:p text:style-name="Standard"/>
      <text:p text:style-name="Standard"><text:span text:style-name="T1">Début du contrat</text:span> : 01/10/2014</text:p>
      <text:p text:style-name="Standard"><text:span text:style-name="T1">Fin du contrat </text:span>: 31/12/2017 (après extension de trois mois)</text:p>
      <text:p text:style-name="Standard"/>
      <text:p text:style-name="Standard"><text:span text:style-name="T1">Sujet </text:span>: mountain grassland dynamics: integrating phenotypic plasticity in a new agent-based model</text:p>
      <text:p text:style-name="Standard"/>
      <text:p text:style-name="Standard"><text:span text:style-name="T1">Objectif </text:span>: développer un nouveau modèle à base d'agent pour mieux évaluer les niveaux des services écosystémiques fournis par les prairies de montagne dans le contexte du changement global.</text:p>
      <text:p text:style-name="Standard"/>
      <text:p text:style-name="Standard"><text:span text:style-name="T1">Travail effectué</text:span> : Le travail de thèse a permis l'élaboration et l'implémentation d'un modèle mécanistique à base d'agents sous la forme d'un package R. Un ensemble de jeux de paramètre à été filtré par comparaison avec des données empiriques, permettant la mise en place d'expériences de simulations. Ces expériences, à l'échelle individuelle ou de la communauté, et le long de gradients environnementaux mettent en évidence les effets de la plasticité phénotypique sur les propriété des communauté prairiales (identité, productivité et diversité) et permettent de mieux comprendre comment implémenter un système de plasticité phénotypique. Si l'implémentation de cette plasticité ne présente pas toutes les caractéristiques observées dans les travaux empiriques, elle permet néanmoins de mettre en évidence un effet positif de la plasticité sur la diversité spécifique à l'échelle de la communauté, et offre une nouvelle base pour améliorer de telles approches mécanistiques à l'échelle d'une communauté prairiale diverse.</text:p>
      <text:p text:style-name="Standard"/>
      <text:p text:style-name="Standard"><text:span text:style-name="T1">Avancement </text:span>: le travail de simulation et d'analyse est terminé. Le travail de rédaction est bien avancé avec la production d'un brouillon de manuscrit (160 pages) en relecture. La confirmation d'un membre du jury est nécessaire à la validation de ce dernier. Une soutenance en Septembre doit être programmée. </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5-29T08:37:19.94</meta:creation-date>
    <meta:document-statistic meta:table-count="0" meta:image-count="0" meta:object-count="0" meta:page-count="1" meta:paragraph-count="14" meta:word-count="281" meta:character-count="1858"/>
    <dc:date>2018-05-29T08:54:57.97</dc:date>
    <meta:editing-duration>PT27S</meta:editing-duration>
    <meta:editing-cycles>1</meta:editing-cycles>
    <meta:generator>OpenOffice/4.1.2$Win32 OpenOffice.org_project/412m3$Build-9782</meta:generator>
  </office:meta>
</office:document-meta>
</file>